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sa Kauhajärven tuntikirjanpito 2013 kesä javalabra</text:p>
      <text:p text:style-name="Standard"/>
      <text:p text:style-name="Standard">Ti 14.05 (aloitusluento) <text:s/><text:tab/><text:tab/>12:15-16:00</text:p>
      <text:p text:style-name="Standard">Ke 15.05<text:tab/><text:tab/><text:tab/><text:tab/>17:10-18:45</text:p>
      <text:p text:style-name="Standard">To 16.05<text:tab/><text:tab/><text:tab/><text:tab/>19:00-21:30</text:p>
      <text:p text:style-name="Standard">Ma 20.05<text:tab/><text:tab/><text:tab/><text:tab/>16:00-20:15</text:p>
      <text:p text:style-name="Standard">Ke 22.05<text:tab/><text:tab/><text:tab/><text:tab/>15:10-18:05</text:p>
      <text:p text:style-name="Standard">To 23.05<text:tab/><text:tab/><text:tab/><text:tab/>11:45-14:20</text:p>
      <text:p text:style-name="Standard">Su 26.05<text:tab/><text:tab/><text:tab/><text:tab/>17:15-21:10</text:p>
      <text:p text:style-name="Standard">Ti 28.05<text:tab/><text:tab/><text:tab/><text:tab/>16:10-18:10</text:p>
      <text:p text:style-name="Standard">Pe 31.05<text:tab/><text:tab/><text:tab/><text:tab/>12:15-14:55</text:p>
      <text:p text:style-name="Standard">Ma 03.06<text:tab/><text:tab/><text:tab/><text:tab/>12:00-14:55</text:p>
      <text:p text:style-name="Standard">Ke 05.06<text:tab/><text:tab/><text:tab/><text:tab/>11:15-15:05</text:p>
      <text:p text:style-name="Standard">To 06.06<text:tab/><text:tab/><text:tab/><text:tab/>14:15-18:10</text:p>
      <text:p text:style-name="Standard">Pe 07.06<text:tab/><text:tab/><text:tab/><text:tab/>16:10-18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Kauhajarvi</meta:initial-creator>
    <meta:creation-date>2013-05-14T13:35:34</meta:creation-date>
    <dc:date>2013-06-07T16:12:43</dc:date>
    <dc:creator>Vesa Kauhajarvi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4" meta:word-count="46" meta:character-count="367" meta:non-whitespace-character-count="367"/>
  </office:meta>
</office:document-meta>
</file>